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lumn length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lider pitch angle</text:p>
          </table:table-cell>
          <table:table-cell table:formula="of:=10.74*PI()/180" office:value-type="float" office:value="0.187448361664191" calcext:value-type="float">
            <text:p>0.1874483617</text:p>
          </table:table-cell>
          <table:table-cell office:value-type="string" calcext:value-type="string">
            <text:p>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her offset</text:p>
          </table:table-cell>
          <table:table-cell table:style-name="ce1" table:formula="of:=(11/12)" office:value-type="float" office:value="0.916666666666667" calcext:value-type="float">
            <text:p>0.9166666667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ether pulley radius</text:p>
          </table:table-cell>
          <table:table-cell table:formula="of:=(0.75/12)" office:value-type="float" office:value="0.0625" calcext:value-type="float">
            <text:p>0.0625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 weight/ft</text:p>
          </table:table-cell>
          <table:table-cell table:formula="of:=1.89/7.5" office:value-type="float" office:value="0.252" calcext:value-type="float">
            <text:p>0.252</text:p>
          </table:table-cell>
          <table:table-cell office:value-type="string" calcext:value-type="string">
            <text:p>lb/ft</text:p>
          </table:table-cell>
          <table:table-cell office:value-type="string" calcext:value-type="string">
            <text:p>slider friction coeff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lo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lider drive GR</text:p>
          </table:table-cell>
          <table:table-cell table:formula="of:=(19/42)" office:value-type="float" office:value="0.452380952380952" calcext:value-type="float">
            <text:p>0.4523809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umn radius</text:p>
          </table:table-cell>
          <table:table-cell table:formula="of:=2.25/12" office:value-type="float" office:value="0.1875" calcext:value-type="float">
            <text:p>0.187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ideway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yt</text:p>
          </table:table-cell>
          <table:table-cell table:formula="of:=(([.B1]/2) * [.B1]*[.B3] + [.B4]*[.B1])/[.B2]" office:value-type="float" office:value="48.6409090909091" calcext:value-type="float">
            <text:p>48.6409090909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tether torque</text:p>
          </table:table-cell>
          <table:table-cell table:formula="of:= [.B11]*[.E2]" office:value-type="float" office:value="25.058284720366" calcext:value-type="float">
            <text:p>25.0582847204</text:p>
          </table:table-cell>
          <table:table-cell office:value-type="string" calcext:value-type="string">
            <text:p>ft*lbs</text:p>
          </table:table-cell>
          <table:table-cell table:formula="of:=[.E9]*1.3558" office:value-type="float" office:value="33.9740224238722" calcext:value-type="float">
            <text:p>33.9740224239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office:value-type="string" calcext:value-type="string">
            <text:p>Theta </text:p>
          </table:table-cell>
          <table:table-cell table:formula="of:=ATAN([.B2]/[.B1])" office:value-type="float" office:value="0.121619023261347" calcext:value-type="float">
            <text:p>0.1216190233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slider normal force </text:p>
          </table:table-cell>
          <table:table-cell table:formula="of:=[.B12]*COS([.E1])" office:value-type="float" office:value="390.999790136323" calcext:value-type="float">
            <text:p>390.9997901363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Force</text:p>
          </table:table-cell>
          <table:table-cell table:formula="of:=[.B9]/SIN([.B10])" office:value-type="float" office:value="400.932555525855" calcext:value-type="float">
            <text:p>400.9325555259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lider drive force(Frictionless)</text:p>
          </table:table-cell>
          <table:table-cell table:formula="of:=[.B12]*SIN([.E1])" office:value-type="float" office:value="74.1629298009084" calcext:value-type="float">
            <text:p>74.1629298009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Load</text:p>
          </table:table-cell>
          <table:table-cell table:formula="of:=[.B11]*COS([.B10])" office:value-type="float" office:value="397.971074380165" calcext:value-type="float">
            <text:p>397.971074380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lider drive torque</text:p>
          </table:table-cell>
          <table:table-cell table:formula="of:=[.E11]*[.E5]" office:value-type="float" office:value="13.9055493376703" calcext:value-type="float">
            <text:p>13.9055493377</text:p>
          </table:table-cell>
          <table:table-cell office:value-type="string" calcext:value-type="string">
            <text:p>ft*lbs</text:p>
          </table:table-cell>
          <table:table-cell table:formula="of:=[.E12]*1.3558" office:value-type="float" office:value="18.8531437920134" calcext:value-type="float">
            <text:p>18.853143792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der motor torque</text:p>
          </table:table-cell>
          <table:table-cell table:formula="of:=[.E12]*[.E4]" office:value-type="float" office:value="6.29060565275562" calcext:value-type="float">
            <text:p>6.2906056528</text:p>
          </table:table-cell>
          <table:table-cell office:value-type="string" calcext:value-type="string">
            <text:p>ft*lbs</text:p>
          </table:table-cell>
          <table:table-cell table:formula="of:=[.E13]*1.3558" office:value-type="float" office:value="8.52880314400607" calcext:value-type="float">
            <text:p>8.528803144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t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ta</text:p>
          </table:table-cell>
          <table:table-cell table:formula="of:= ATAN([.B1]/[.B2])" office:value-type="float" office:value="1.44917730353355" calcext:value-type="float">
            <text:p>1.4491773035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tether torque</text:p>
          </table:table-cell>
          <table:table-cell table:formula="of:=[.B17]*[.E2]" office:value-type="float" office:value="0.15625" calcext:value-type="float">
            <text:p>0.15625</text:p>
          </table:table-cell>
          <table:table-cell office:value-type="string" calcext:value-type="string">
            <text:p>ft*lbs</text:p>
          </table:table-cell>
          <table:table-cell table:formula="of:=[.E16]*1.3558" office:value-type="float" office:value="0.21184375" calcext:value-type="float">
            <text:p>0.21184375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office:value-type="string" calcext:value-type="string">
            <text:p>Tension For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slider normal force </text:p>
          </table:table-cell>
          <table:table-cell table:formula="of:=[.B18]" office:value-type="float" office:value="14.3346013842315" calcext:value-type="float">
            <text:p>14.3346013842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Load</text:p>
          </table:table-cell>
          <table:table-cell table:formula="of:= ([.B4]+([.B3]*[.B1]) + 3*([.B17]*SIN([.B16])))" office:value-type="float" office:value="14.3346013842315" calcext:value-type="float">
            <text:p>14.3346013842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slider drive force(Frictionless)</text:p>
          </table:table-cell>
          <table:table-cell table:formula="of:=[.E17] * SIN([.E1])" office:value-type="float" office:value="2.67128971078745" calcext:value-type="float">
            <text:p>2.6712897108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ider drive torque</text:p>
          </table:table-cell>
          <table:table-cell table:formula="of:=[.E18]* [.E5]" office:value-type="float" office:value="0.500866820772647" calcext:value-type="float">
            <text:p>0.5008668208</text:p>
          </table:table-cell>
          <table:table-cell office:value-type="string" calcext:value-type="string">
            <text:p>ft*lbs</text:p>
          </table:table-cell>
          <table:table-cell table:formula="of:=[.E19]*1.3558" office:value-type="float" office:value="0.679075235603554" calcext:value-type="float">
            <text:p>0.6790752356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der motor torque</text:p>
          </table:table-cell>
          <table:table-cell table:formula="of:=[.E19] * [.E4]" office:value-type="float" office:value="0.22658260939715" calcext:value-type="float">
            <text:p>0.2265826094</text:p>
          </table:table-cell>
          <table:table-cell office:value-type="string" calcext:value-type="string">
            <text:p>ft*lbs</text:p>
          </table:table-cell>
          <table:table-cell table:formula="of:=[.E20]*1.3558" office:value-type="float" office:value="0.307200701820655" calcext:value-type="float">
            <text:p>0.3072007018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ase friction torque</text:p>
          </table:table-cell>
          <table:table-cell table:formula="of:=0.15 * 11" office:value-type="float" office:value="1.65" calcext:value-type="float">
            <text:p>1.65</text:p>
          </table:table-cell>
          <table:table-cell office:value-type="string" calcext:value-type="string">
            <text:p>N*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Torque(Horizontal)</text:p>
          </table:table-cell>
          <table:table-cell table:formula="of:=[.G12]+[.E22]" office:value-type="float" office:value="20.5031437920134" calcext:value-type="float">
            <text:p>20.503143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Torque(Vertical)</text:p>
          </table:table-cell>
          <table:table-cell table:formula="of:=[.E22]+[.G19]" office:value-type="float" office:value="2.32907523560355" calcext:value-type="float">
            <text:p>2.32907523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3:44:01.605709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9:52:23.706698061</meta:creation-date>
    <dc:date>2017-03-28T17:55:47.593567239</dc:date>
    <meta:editing-duration>PT1H54M6S</meta:editing-duration>
    <meta:editing-cycles>3</meta:editing-cycles>
    <meta:generator>LibreOffice/4.2.8.2$Linux_X86_64 LibreOffice_project/420m0$Build-2</meta:generator>
    <meta:document-statistic meta:table-count="1" meta:cell-count="97" meta:object-count="0"/>
  </office:meta>
</office:document-meta>
</file>